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8.31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SSta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ile Path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jumps</text:p>
          </table:table-cell>
          <table:table-cell office:value-type="string" calcext:value-type="string">
            <text:p><text:s/>hops</text:p>
          </table:table-cell>
          <table:table-cell office:value-type="string" calcext:value-type="string">
            <text:p><text:s/>dives</text:p>
          </table:table-cell>
          <table:table-cell office:value-type="string" calcext:value-type="string">
            <text:p><text:s/>movetoward</text:p>
          </table:table-cell>
          <table:table-cell office:value-type="string" calcext:value-type="string">
            <text:p><text:s/>moveaway</text:p>
          </table:table-cell>
          <table:table-cell office:value-type="string" calcext:value-type="string">
            <text:p><text:s/>moveup</text:p>
          </table:table-cell>
          <table:table-cell office:value-type="string" calcext:value-type="string">
            <text:p><text:s/>leftscore</text:p>
          </table:table-cell>
          <table:table-cell office:value-type="string" calcext:value-type="string">
            <text:p><text:s/>right sco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oints scored</text:p>
          </table:table-cell>
        </table:table-row>
        <table:table-row table:style-name="ro1">
          <table:table-cell office:value-type="string" calcext:value-type="string">
            <text:p>Assets/DropFeetGame/RecordedReplays/PlayerS/NEWreplay2020-15-4--19-17-35Session0.bytes</text:p>
          </table:table-cell>
          <table:table-cell office:value-type="float" office:value="41.81544" calcext:value-type="float">
            <text:p>41.815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1306534" calcext:value-type="float">
            <text:p>0.0001306534</text:p>
          </table:table-cell>
          <table:table-cell office:value-type="float" office:value="3.82013" calcext:value-type="float">
            <text:p>3.82013</text:p>
          </table:table-cell>
          <table:table-cell office:value-type="float" office:value="54.952" calcext:value-type="float">
            <text:p>54.9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-[.J2]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0.bytes</text:p>
          </table:table-cell>
          <table:table-cell office:value-type="float" office:value="406.3245" calcext:value-type="float">
            <text:p>406.32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04" calcext:value-type="float">
            <text:p>2.3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]-[.J3]"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.bytes</text:p>
          </table:table-cell>
          <table:table-cell office:value-type="float" office:value="33.23883" calcext:value-type="float">
            <text:p>33.2388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.4" calcext:value-type="float">
            <text:p>20.4</text:p>
          </table:table-cell>
          <table:table-cell office:value-type="float" office:value="4.120042" calcext:value-type="float">
            <text:p>4.120042</text:p>
          </table:table-cell>
          <table:table-cell office:value-type="float" office:value="75.688" calcext:value-type="float">
            <text:p>75.68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4]-[.J4]" office:value-type="float" office:value="0" calcext:value-type="float">
            <text:p>0</text:p>
          </table:table-cell>
          <table:table-cell table:formula="of:=[.I4]+[.J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2.bytes</text:p>
          </table:table-cell>
          <table:table-cell office:value-type="float" office:value="15.43059" calcext:value-type="float">
            <text:p>15.4305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.00004" calcext:value-type="float">
            <text:p>15.00004</text:p>
          </table:table-cell>
          <table:table-cell office:value-type="float" office:value="2.24004" calcext:value-type="float">
            <text:p>2.24004</text:p>
          </table:table-cell>
          <table:table-cell office:value-type="float" office:value="41.39201" calcext:value-type="float">
            <text:p>41.392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5]-[.J5]" office:value-type="float" office:value="0" calcext:value-type="float">
            <text:p>0</text:p>
          </table:table-cell>
          <table:table-cell table:formula="of:=[.I5]+[.J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3.bytes</text:p>
          </table:table-cell>
          <table:table-cell office:value-type="float" office:value="15.51115" calcext:value-type="float">
            <text:p>15.511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5.89993" calcext:value-type="float">
            <text:p>45.89993</text:p>
          </table:table-cell>
          <table:table-cell office:value-type="float" office:value="0.1400199" calcext:value-type="float">
            <text:p>0.1400199</text:p>
          </table:table-cell>
          <table:table-cell office:value-type="float" office:value="51.18003" calcext:value-type="float">
            <text:p>51.180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I6]-[.J6]" office:value-type="float" office:value="4" calcext:value-type="float">
            <text:p>4</text:p>
          </table:table-cell>
          <table:table-cell table:formula="of:=[.I6]+[.J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4.bytes</text:p>
          </table:table-cell>
          <table:table-cell office:value-type="float" office:value="16.57977" calcext:value-type="float">
            <text:p>16.5797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1.89992" calcext:value-type="float">
            <text:p>51.89992</text:p>
          </table:table-cell>
          <table:table-cell office:value-type="float" office:value="0.300028" calcext:value-type="float">
            <text:p>0.300028</text:p>
          </table:table-cell>
          <table:table-cell office:value-type="float" office:value="56.88802" calcext:value-type="float">
            <text:p>56.888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I7]-[.J7]" office:value-type="float" office:value="5" calcext:value-type="float">
            <text:p>5</text:p>
          </table:table-cell>
          <table:table-cell table:formula="of:=[.I7]+[.J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5.bytes</text:p>
          </table:table-cell>
          <table:table-cell office:value-type="float" office:value="16.14595" calcext:value-type="float">
            <text:p>16.1459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3.79993" calcext:value-type="float">
            <text:p>43.79993</text:p>
          </table:table-cell>
          <table:table-cell office:value-type="float" office:value="0.6000159" calcext:value-type="float">
            <text:p>0.6000159</text:p>
          </table:table-cell>
          <table:table-cell office:value-type="float" office:value="57.98402" calcext:value-type="float">
            <text:p>57.984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I8]-[.J8]" office:value-type="float" office:value="-2" calcext:value-type="float">
            <text:p>-2</text:p>
          </table:table-cell>
          <table:table-cell table:formula="of:=[.I8]+[.J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6.bytes</text:p>
          </table:table-cell>
          <table:table-cell office:value-type="float" office:value="16.63113" calcext:value-type="float">
            <text:p>16.631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.19994" calcext:value-type="float">
            <text:p>43.19994</text:p>
          </table:table-cell>
          <table:table-cell office:value-type="float" office:value="0.6000196" calcext:value-type="float">
            <text:p>0.6000196</text:p>
          </table:table-cell>
          <table:table-cell office:value-type="float" office:value="49.70802" calcext:value-type="float">
            <text:p>49.708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I9]-[.J9]" office:value-type="float" office:value="-4" calcext:value-type="float">
            <text:p>-4</text:p>
          </table:table-cell>
          <table:table-cell table:formula="of:=[.I9]+[.J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7.bytes</text:p>
          </table:table-cell>
          <table:table-cell office:value-type="float" office:value="20.34717" calcext:value-type="float">
            <text:p>20.347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.60003" calcext:value-type="float">
            <text:p>21.60003</text:p>
          </table:table-cell>
          <table:table-cell office:value-type="float" office:value="14.15999" calcext:value-type="float">
            <text:p>14.15999</text:p>
          </table:table-cell>
          <table:table-cell office:value-type="float" office:value="57.11201" calcext:value-type="float">
            <text:p>57.11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0]-[.J10]" office:value-type="float" office:value="1" calcext:value-type="float">
            <text:p>1</text:p>
          </table:table-cell>
          <table:table-cell table:formula="of:=[.I10]+[.J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8.bytes</text:p>
          </table:table-cell>
          <table:table-cell office:value-type="float" office:value="15.98089" calcext:value-type="float">
            <text:p>15.980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.29999" calcext:value-type="float">
            <text:p>27.29999</text:p>
          </table:table-cell>
          <table:table-cell office:value-type="float" office:value="7.020034" calcext:value-type="float">
            <text:p>7.020034</text:p>
          </table:table-cell>
          <table:table-cell office:value-type="float" office:value="37.484" calcext:value-type="float">
            <text:p>37.4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11]-[.J11]" office:value-type="float" office:value="-5" calcext:value-type="float">
            <text:p>-5</text:p>
          </table:table-cell>
          <table:table-cell table:formula="of:=[.I11]+[.J1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9.bytes</text:p>
          </table:table-cell>
          <table:table-cell office:value-type="float" office:value="15.4738" calcext:value-type="float">
            <text:p>15.47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.59996" calcext:value-type="float">
            <text:p>33.59996</text:p>
          </table:table-cell>
          <table:table-cell office:value-type="float" office:value="0.00002133101" calcext:value-type="float">
            <text:p>2.133101E-05</text:p>
          </table:table-cell>
          <table:table-cell office:value-type="float" office:value="47.12002" calcext:value-type="float">
            <text:p>47.1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12]-[.J12]" office:value-type="float" office:value="-1" calcext:value-type="float">
            <text:p>-1</text:p>
          </table:table-cell>
          <table:table-cell table:formula="of:=[.I12]+[.J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0.bytes</text:p>
          </table:table-cell>
          <table:table-cell office:value-type="float" office:value="16.08247" calcext:value-type="float">
            <text:p>16.0824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.89996" calcext:value-type="float">
            <text:p>36.89996</text:p>
          </table:table-cell>
          <table:table-cell office:value-type="float" office:value="2.100019" calcext:value-type="float">
            <text:p>2.100019</text:p>
          </table:table-cell>
          <table:table-cell office:value-type="float" office:value="43.04401" calcext:value-type="float">
            <text:p>43.044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I13]-[.J13]" office:value-type="float" office:value="2" calcext:value-type="float">
            <text:p>2</text:p>
          </table:table-cell>
          <table:table-cell table:formula="of:=[.I13]+[.J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1.bytes</text:p>
          </table:table-cell>
          <table:table-cell office:value-type="float" office:value="15.14659" calcext:value-type="float">
            <text:p>15.146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.8" calcext:value-type="float">
            <text:p>22.8</text:p>
          </table:table-cell>
          <table:table-cell office:value-type="float" office:value="0.00001195073" calcext:value-type="float">
            <text:p>1.195073E-05</text:p>
          </table:table-cell>
          <table:table-cell office:value-type="float" office:value="26.068" calcext:value-type="float">
            <text:p>26.0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4]-[.J14]" office:value-type="float" office:value="2" calcext:value-type="float">
            <text:p>2</text:p>
          </table:table-cell>
          <table:table-cell table:formula="of:=[.I14]+[.J1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2.bytes</text:p>
          </table:table-cell>
          <table:table-cell office:value-type="float" office:value="16.38461" calcext:value-type="float">
            <text:p>16.3846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3.59999" calcext:value-type="float">
            <text:p>33.59999</text:p>
          </table:table-cell>
          <table:table-cell office:value-type="float" office:value="9.520029" calcext:value-type="float">
            <text:p>9.520029</text:p>
          </table:table-cell>
          <table:table-cell office:value-type="float" office:value="58.86002" calcext:value-type="float">
            <text:p>58.86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5]-[.J15]" office:value-type="float" office:value="4" calcext:value-type="float">
            <text:p>4</text:p>
          </table:table-cell>
          <table:table-cell table:formula="of:=[.I15]+[.J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3.bytes</text:p>
          </table:table-cell>
          <table:table-cell office:value-type="float" office:value="15.45196" calcext:value-type="float">
            <text:p>15.4519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3.79993" calcext:value-type="float">
            <text:p>43.79993</text:p>
          </table:table-cell>
          <table:table-cell office:value-type="float" office:value="0.6000207" calcext:value-type="float">
            <text:p>0.6000207</text:p>
          </table:table-cell>
          <table:table-cell office:value-type="float" office:value="61.16002" calcext:value-type="float">
            <text:p>61.160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I16]-[.J16]" office:value-type="float" office:value="3" calcext:value-type="float">
            <text:p>3</text:p>
          </table:table-cell>
          <table:table-cell table:formula="of:=[.I16]+[.J1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4.bytes</text:p>
          </table:table-cell>
          <table:table-cell office:value-type="float" office:value="15.15864" calcext:value-type="float">
            <text:p>15.158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.59998" calcext:value-type="float">
            <text:p>27.59998</text:p>
          </table:table-cell>
          <table:table-cell office:value-type="float" office:value="6.040017" calcext:value-type="float">
            <text:p>6.040017</text:p>
          </table:table-cell>
          <table:table-cell office:value-type="float" office:value="47.13201" calcext:value-type="float">
            <text:p>47.132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17]-[.J17]" office:value-type="float" office:value="-4" calcext:value-type="float">
            <text:p>-4</text:p>
          </table:table-cell>
          <table:table-cell table:formula="of:=[.I17]+[.J1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5.bytes</text:p>
          </table:table-cell>
          <table:table-cell office:value-type="float" office:value="16.43438" calcext:value-type="float">
            <text:p>16.434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.79992" calcext:value-type="float">
            <text:p>49.79992</text:p>
          </table:table-cell>
          <table:table-cell office:value-type="float" office:value="1.120031" calcext:value-type="float">
            <text:p>1.120031</text:p>
          </table:table-cell>
          <table:table-cell office:value-type="float" office:value="53.57602" calcext:value-type="float">
            <text:p>53.576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I18]-[.J18]" office:value-type="float" office:value="-1" calcext:value-type="float">
            <text:p>-1</text:p>
          </table:table-cell>
          <table:table-cell table:formula="of:=[.I18]+[.J1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6.bytes</text:p>
          </table:table-cell>
          <table:table-cell office:value-type="float" office:value="16.33434" calcext:value-type="float">
            <text:p>16.3343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.1" calcext:value-type="float">
            <text:p>20.1</text:p>
          </table:table-cell>
          <table:table-cell office:value-type="float" office:value="8.680017" calcext:value-type="float">
            <text:p>8.680017</text:p>
          </table:table-cell>
          <table:table-cell office:value-type="float" office:value="42.488" calcext:value-type="float">
            <text:p>42.4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19]-[.J19]" office:value-type="float" office:value="1" calcext:value-type="float">
            <text:p>1</text:p>
          </table:table-cell>
          <table:table-cell table:formula="of:=[.I19]+[.J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7.bytes</text:p>
          </table:table-cell>
          <table:table-cell office:value-type="float" office:value="16.86679" calcext:value-type="float">
            <text:p>16.866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2.19992" calcext:value-type="float">
            <text:p>52.19992</text:p>
          </table:table-cell>
          <table:table-cell office:value-type="float" office:value="0.3000263" calcext:value-type="float">
            <text:p>0.3000263</text:p>
          </table:table-cell>
          <table:table-cell office:value-type="float" office:value="57.29601" calcext:value-type="float">
            <text:p>57.296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I20]-[.J20]" office:value-type="float" office:value="5" calcext:value-type="float">
            <text:p>5</text:p>
          </table:table-cell>
          <table:table-cell table:formula="of:=[.I20]+[.J2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8.bytes</text:p>
          </table:table-cell>
          <table:table-cell office:value-type="float" office:value="16.81436" calcext:value-type="float">
            <text:p>16.8143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6.69991" calcext:value-type="float">
            <text:p>56.69991</text:p>
          </table:table-cell>
          <table:table-cell office:value-type="float" office:value="0.7000275" calcext:value-type="float">
            <text:p>0.7000275</text:p>
          </table:table-cell>
          <table:table-cell office:value-type="float" office:value="60.36402" calcext:value-type="float">
            <text:p>60.364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I21]-[.J21]" office:value-type="float" office:value="3" calcext:value-type="float">
            <text:p>3</text:p>
          </table:table-cell>
          <table:table-cell table:formula="of:=[.I21]+[.J2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19.bytes</text:p>
          </table:table-cell>
          <table:table-cell office:value-type="float" office:value="18.9877" calcext:value-type="float">
            <text:p>18.987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.59996" calcext:value-type="float">
            <text:p>36.59996</text:p>
          </table:table-cell>
          <table:table-cell office:value-type="float" office:value="6.72001" calcext:value-type="float">
            <text:p>6.72001</text:p>
          </table:table-cell>
          <table:table-cell office:value-type="float" office:value="60.63202" calcext:value-type="float">
            <text:p>60.632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22]-[.J22]" office:value-type="float" office:value="-1" calcext:value-type="float">
            <text:p>-1</text:p>
          </table:table-cell>
          <table:table-cell table:formula="of:=[.I22]+[.J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20.bytes</text:p>
          </table:table-cell>
          <table:table-cell office:value-type="float" office:value="15.69659" calcext:value-type="float">
            <text:p>15.696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.0999" calcext:value-type="float">
            <text:p>59.0999</text:p>
          </table:table-cell>
          <table:table-cell office:value-type="float" office:value="0.00003266335" calcext:value-type="float">
            <text:p>3.266335E-05</text:p>
          </table:table-cell>
          <table:table-cell office:value-type="float" office:value="63.20402" calcext:value-type="float">
            <text:p>63.204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3]-[.J23]" office:value-type="float" office:value="5" calcext:value-type="float">
            <text:p>5</text:p>
          </table:table-cell>
          <table:table-cell table:formula="of:=[.I23]+[.J2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21.bytes</text:p>
          </table:table-cell>
          <table:table-cell office:value-type="float" office:value="17.94832" calcext:value-type="float">
            <text:p>17.948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.59992" calcext:value-type="float">
            <text:p>51.59992</text:p>
          </table:table-cell>
          <table:table-cell office:value-type="float" office:value="3.140037" calcext:value-type="float">
            <text:p>3.140037</text:p>
          </table:table-cell>
          <table:table-cell office:value-type="float" office:value="67.96002" calcext:value-type="float">
            <text:p>67.960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I24]-[.J24]" office:value-type="float" office:value="-2" calcext:value-type="float">
            <text:p>-2</text:p>
          </table:table-cell>
          <table:table-cell table:formula="of:=[.I24]+[.J2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22.bytes</text:p>
          </table:table-cell>
          <table:table-cell office:value-type="float" office:value="18.68595" calcext:value-type="float">
            <text:p>18.6859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3.19995" calcext:value-type="float">
            <text:p>43.19995</text:p>
          </table:table-cell>
          <table:table-cell office:value-type="float" office:value="12.04003" calcext:value-type="float">
            <text:p>12.04003</text:p>
          </table:table-cell>
          <table:table-cell office:value-type="float" office:value="61.55602" calcext:value-type="float">
            <text:p>61.5560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I25]-[.J25]" office:value-type="float" office:value="0" calcext:value-type="float">
            <text:p>0</text:p>
          </table:table-cell>
          <table:table-cell table:formula="of:=[.I25]+[.J2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S/NEWreplay2020-16-4--10-33-31Session23.bytes</text:p>
          </table:table-cell>
          <table:table-cell office:value-type="float" office:value="2.221279" calcext:value-type="float">
            <text:p>2.2212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60001" calcext:value-type="float">
            <text:p>1.96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6]-[.J26]" office:value-type="float" office:value="0" calcext:value-type="float">
            <text:p>0</text:p>
          </table:table-cell>
          <table:table-cell table:formula="of:=[.I26]+[.J2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erages</text:p>
          </table:table-cell>
          <table:table-cell/>
          <table:table-cell table:formula="of:=AVERAGE([.C2:.C26])" office:value-type="float" office:value="11.68" calcext:value-type="float">
            <text:p>11.68</text:p>
          </table:table-cell>
          <table:table-cell table:formula="of:=AVERAGE([.D2:.D26])" office:value-type="float" office:value="1.48" calcext:value-type="float">
            <text:p>1.48</text:p>
          </table:table-cell>
          <table:table-cell table:formula="of:=AVERAGE([.E2:.E26])" office:value-type="float" office:value="9.76" calcext:value-type="float">
            <text:p>9.76</text:p>
          </table:table-cell>
          <table:table-cell table:formula="of:=AVERAGE([.F2:.F26])" office:value-type="float" office:value="33.467968426136" calcext:value-type="float">
            <text:p>33.467968426136</text:p>
          </table:table-cell>
          <table:table-cell table:formula="of:=AVERAGE([.G2:.G26])" office:value-type="float" office:value="3.3584259938036" calcext:value-type="float">
            <text:p>3.3584259938036</text:p>
          </table:table-cell>
          <table:table-cell table:formula="of:=AVERAGE([.H2:.H26])" office:value-type="float" office:value="49.48449284" calcext:value-type="float">
            <text:p>49.48449284</text:p>
          </table:table-cell>
          <table:table-cell table:formula="of:=AVERAGE([.I2:.I26])" office:value-type="float" office:value="2.92" calcext:value-type="float">
            <text:p>2.92</text:p>
          </table:table-cell>
          <table:table-cell table:formula="of:=AVERAGE([.J2:.J26])" office:value-type="float" office:value="2.32" calcext:value-type="float">
            <text:p>2.32</text:p>
          </table:table-cell>
          <table:table-cell table:formula="of:=AVERAGE([.K2:.K26])" office:value-type="float" office:value="0.6" calcext:value-type="float">
            <text:p>0.6</text:p>
          </table:table-cell>
          <table:table-cell table:formula="of:=AVERAGE([.L2:.L26])" office:value-type="float" office:value="5.24" calcext:value-type="float">
            <text:p>5.24</text:p>
          </table:table-cell>
        </table:table-row>
        <table:table-row table:style-name="ro1">
          <table:table-cell table:number-columns-repeated="2"/>
          <table:table-cell table:formula="of:=STDEV([.C2:.C26])" office:value-type="float" office:value="4.21030481873542" calcext:value-type="float">
            <text:p>4.21030481873542</text:p>
          </table:table-cell>
          <table:table-cell table:formula="of:=STDEV([.D2:.D26])" office:value-type="float" office:value="1.66132477258361" calcext:value-type="float">
            <text:p>1.66132477258361</text:p>
          </table:table-cell>
          <table:table-cell table:formula="of:=STDEV([.E2:.E26])" office:value-type="float" office:value="5.1662365412358" calcext:value-type="float">
            <text:p>5.1662365412358</text:p>
          </table:table-cell>
          <table:table-cell table:formula="of:=STDEV([.F2:.F26])" office:value-type="float" office:value="17.6067171625024" calcext:value-type="float">
            <text:p>17.6067171625024</text:p>
          </table:table-cell>
          <table:table-cell table:formula="of:=STDEV([.G2:.G26])" office:value-type="float" office:value="4.15465060157287" calcext:value-type="float">
            <text:p>4.15465060157287</text:p>
          </table:table-cell>
          <table:table-cell table:formula="of:=STDEV([.H2:.H26])" office:value-type="float" office:value="17.6405571386955" calcext:value-type="float">
            <text:p>17.6405571386955</text:p>
          </table:table-cell>
          <table:table-cell table:formula="of:=STDEV([.I2:.I26])" office:value-type="float" office:value="2.23457676827925" calcext:value-type="float">
            <text:p>2.23457676827925</text:p>
          </table:table-cell>
          <table:table-cell table:formula="of:=STDEV([.J2:.J26])" office:value-type="float" office:value="1.81934053986603" calcext:value-type="float">
            <text:p>1.81934053986603</text:p>
          </table:table-cell>
          <table:table-cell table:formula="of:=STDEV([.K2:.K26])" office:value-type="float" office:value="2.84312035153866" calcext:value-type="float">
            <text:p>2.84312035153866</text:p>
          </table:table-cell>
          <table:table-cell table:formula="of:=STDEV([.L2:.L26])" office:value-type="float" office:value="2.91947483861967" calcext:value-type="float">
            <text:p>2.919474838619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5:02:34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5:02:57.180000000</dc:date>
    <meta:editing-duration>P4DT21H50M35S</meta:editing-duration>
    <meta:editing-cycles>3</meta:editing-cycles>
    <meta:generator>LibreOffice/6.1.0.3$Windows_X86_64 LibreOffice_project/efb621ed25068d70781dc026f7e9c5187a4decd1</meta:generator>
    <meta:document-statistic meta:table-count="1" meta:cell-count="333" meta:object-count="0"/>
  </office:meta>
</office:document-meta>
</file>